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07284" officeooo:paragraph-rsid="00107284" style:font-size-asian="15.75pt" style:font-size-complex="18pt"/>
    </style:style>
    <style:style style:name="P2" style:family="paragraph" style:parent-style-name="Standard">
      <style:paragraph-properties fo:text-align="start" style:justify-single-word="false"/>
      <style:text-properties fo:font-size="12pt" fo:font-weight="bold" officeooo:rsid="00113575" officeooo:paragraph-rsid="00113575"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1f35d" officeooo:paragraph-rsid="0011f35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1dff" officeooo:paragraph-rsid="00151df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659f4" officeooo:paragraph-rsid="001659f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7b1fa" officeooo:paragraph-rsid="0017b1f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3de01" officeooo:paragraph-rsid="0023de0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5c451" officeooo:paragraph-rsid="0025c45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87a14" officeooo:paragraph-rsid="00287a1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9b223" officeooo:paragraph-rsid="0029b22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c7edd" officeooo:paragraph-rsid="002c7ed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01be2" officeooo:paragraph-rsid="00301be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5ad6d" officeooo:paragraph-rsid="0035ad6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1f35d" officeooo:paragraph-rsid="0011f35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98d0" officeooo:paragraph-rsid="001298d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35e34" officeooo:paragraph-rsid="00135e3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51dff" officeooo:paragraph-rsid="00151d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659f4" officeooo:paragraph-rsid="001659f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7b1fa" officeooo:paragraph-rsid="0017b1f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a739" officeooo:paragraph-rsid="0019a73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afbcc" officeooo:paragraph-rsid="001afbc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c6725" officeooo:paragraph-rsid="001c672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e4796" officeooo:paragraph-rsid="001e479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f8385" officeooo:paragraph-rsid="001f838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8569" officeooo:paragraph-rsid="0022856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de01" officeooo:paragraph-rsid="0023de0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a4ad" officeooo:paragraph-rsid="0027a4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87a14" officeooo:paragraph-rsid="00287a1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89552" officeooo:paragraph-rsid="00287a1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89552" officeooo:paragraph-rsid="0028955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9b223" officeooo:paragraph-rsid="0029b22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c7edd" officeooo:paragraph-rsid="002c7ed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ec50d" officeooo:paragraph-rsid="002ec50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01be2" officeooo:paragraph-rsid="00301be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15228" officeooo:paragraph-rsid="0031522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7ff49" officeooo:paragraph-rsid="0037ff4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87047" officeooo:paragraph-rsid="003cbaf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ef980" officeooo:paragraph-rsid="003ef98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f2645" officeooo:paragraph-rsid="003f264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0fb63" officeooo:paragraph-rsid="0040fb6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18efd" officeooo:paragraph-rsid="00418ef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32a22" officeooo:paragraph-rsid="003181d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46426" officeooo:paragraph-rsid="0034642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5ad6d" officeooo:paragraph-rsid="0035ad6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42e454" officeooo:paragraph-rsid="0042e45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style="italic" fo:font-weight="normal" officeooo:rsid="0040fb63" officeooo:paragraph-rsid="0040fb63"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418efd" officeooo:paragraph-rsid="00418efd"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italic" fo:font-weight="normal" officeooo:rsid="0035ad6d" officeooo:paragraph-rsid="0035ad6d"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normal" officeooo:rsid="004463fc" officeooo:paragraph-rsid="004463fc"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4540ea" officeooo:paragraph-rsid="004540ea"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49ace1" officeooo:paragraph-rsid="0049ace1"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bold" officeooo:rsid="004682af" officeooo:paragraph-rsid="004682af" style:font-size-asian="10.5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fo:font-size="12pt" fo:font-style="normal" fo:font-weight="normal" officeooo:rsid="00418efd" officeooo:paragraph-rsid="00418ef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6e0b5" officeooo:paragraph-rsid="0036e0b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441b1f" officeooo:paragraph-rsid="00441b1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4463fc" officeooo:paragraph-rsid="004463f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bold" officeooo:rsid="0036e0b5" officeooo:paragraph-rsid="0036e0b5"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size="12pt" fo:font-style="normal" fo:font-weight="bold" officeooo:rsid="00441b1f" officeooo:paragraph-rsid="00441b1f"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weight="bold" officeooo:rsid="0023de01" officeooo:paragraph-rsid="0023de01" style:font-weight-asian="bold" style:font-weight-complex="bold"/>
    </style:style>
    <style:style style:name="P60" style:family="paragraph" style:parent-style-name="Standard">
      <style:paragraph-properties fo:text-align="start" style:justify-single-word="false"/>
      <style:text-properties fo:font-weight="bold" officeooo:rsid="00287a14" officeooo:paragraph-rsid="00287a14" style:font-weight-asian="bold" style:font-weight-complex="bold"/>
    </style:style>
    <style:style style:name="P61" style:family="paragraph" style:parent-style-name="Standard">
      <style:paragraph-properties fo:text-align="start" style:justify-single-word="false"/>
      <style:text-properties fo:font-weight="bold" officeooo:rsid="00346426" officeooo:paragraph-rsid="00346426" style:font-weight-asian="bold" style:font-weight-complex="bold"/>
    </style:style>
    <style:style style:name="P62" style:family="paragraph" style:parent-style-name="Standard">
      <style:paragraph-properties fo:text-align="start" style:justify-single-word="false"/>
      <style:text-properties officeooo:paragraph-rsid="00210c63"/>
    </style:style>
    <style:style style:name="P63" style:family="paragraph" style:parent-style-name="Standard">
      <style:paragraph-properties fo:text-align="start" style:justify-single-word="false"/>
      <style:text-properties officeooo:paragraph-rsid="003181d2"/>
    </style:style>
    <style:style style:name="P64" style:family="paragraph" style:parent-style-name="Standard">
      <style:paragraph-properties fo:text-align="start" style:justify-single-word="false"/>
      <style:text-properties officeooo:rsid="00228569" officeooo:paragraph-rsid="00228569"/>
    </style:style>
    <style:style style:name="P65" style:family="paragraph" style:parent-style-name="Standard">
      <style:paragraph-properties fo:text-align="start" style:justify-single-word="false"/>
      <style:text-properties fo:font-weight="normal" officeooo:rsid="00287a14" officeooo:paragraph-rsid="00287a14" style:font-weight-asian="normal" style:font-weight-complex="normal"/>
    </style:style>
    <style:style style:name="P66" style:family="paragraph" style:parent-style-name="Standard">
      <style:paragraph-properties fo:text-align="start" style:justify-single-word="false"/>
      <style:text-properties fo:font-weight="normal" officeooo:rsid="00346426" officeooo:paragraph-rsid="00346426" style:font-weight-asian="normal" style:font-weight-complex="normal"/>
    </style:style>
    <style:style style:name="P67" style:family="paragraph" style:parent-style-name="Standard">
      <style:paragraph-properties fo:text-align="start" style:justify-single-word="false"/>
      <style:text-properties fo:font-size="12pt" fo:font-style="normal" fo:font-weight="normal" officeooo:rsid="004463fc" officeooo:paragraph-rsid="004463f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4540ea" officeooo:paragraph-rsid="004463f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4540ea" officeooo:paragraph-rsid="004540e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465f51" officeooo:paragraph-rsid="004540e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486576" officeooo:paragraph-rsid="0048657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4682af" officeooo:paragraph-rsid="004682a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47ca6f" officeooo:paragraph-rsid="0047ca6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bold" officeooo:rsid="0047ca6f" officeooo:paragraph-rsid="0047ca6f"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size="12pt" fo:font-style="normal" fo:font-weight="bold" officeooo:rsid="0049ace1" officeooo:paragraph-rsid="0049ace1"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size="12pt" fo:font-style="italic" fo:font-weight="normal" officeooo:rsid="0049ace1" officeooo:paragraph-rsid="0049ace1"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fo:font-size="12pt" fo:font-style="italic" fo:font-weight="normal" officeooo:rsid="004c9505" officeooo:paragraph-rsid="004c9505"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fo:font-size="12pt" fo:font-style="italic" fo:font-weight="normal" officeooo:rsid="004ce620" officeooo:paragraph-rsid="004ce620"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font-size="12pt" fo:font-style="italic" fo:font-weight="normal" officeooo:rsid="004de98a" officeooo:paragraph-rsid="004de98a"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start" style:justify-single-word="false"/>
      <style:text-properties fo:font-size="12pt" fo:font-style="italic" fo:font-weight="normal" officeooo:rsid="004fa036" officeooo:paragraph-rsid="004fa036"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start" style:justify-single-word="false"/>
      <style:text-properties fo:font-size="12pt" fo:font-style="italic" fo:font-weight="normal" officeooo:rsid="00517fec" officeooo:paragraph-rsid="00517fec"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fo:font-size="12pt" fo:font-style="italic" fo:font-weight="normal" officeooo:rsid="00518282" officeooo:paragraph-rsid="004fa036"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start" style:justify-single-word="false"/>
      <style:text-properties fo:font-size="12pt" fo:font-style="italic" fo:font-weight="normal" officeooo:rsid="00518282" officeooo:paragraph-rsid="00518282" style:font-size-asian="10.5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fo:font-size="12pt" fo:font-style="italic" fo:font-weight="normal" officeooo:rsid="00518282" officeooo:paragraph-rsid="0052a0cc" style:font-size-asian="10.5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style:text-properties fo:font-size="12pt" fo:font-style="italic" fo:font-weight="bold" officeooo:rsid="004bf4ad" officeooo:paragraph-rsid="004bf4ad" style:font-size-asian="10.5pt" style:font-style-asian="italic" style:font-weight-asian="bold" style:font-size-complex="12pt" style:font-style-complex="italic" style:font-weight-complex="bold"/>
    </style:style>
    <style:style style:name="P86" style:family="paragraph" style:parent-style-name="Standard">
      <style:paragraph-properties fo:text-align="start" style:justify-single-word="false"/>
      <style:text-properties fo:font-size="12pt" fo:font-style="italic" fo:font-weight="bold" officeooo:rsid="004fa036" officeooo:paragraph-rsid="004fa036" style:font-size-asian="10.5pt" style:font-style-asian="italic" style:font-weight-asian="bold" style:font-size-complex="12pt" style:font-style-complex="italic" style:font-weight-complex="bold"/>
    </style:style>
    <style:style style:name="P87" style:family="paragraph" style:parent-style-name="Standard">
      <style:paragraph-properties fo:text-align="start" style:justify-single-word="false"/>
      <style:text-properties officeooo:paragraph-rsid="004fa036"/>
    </style:style>
    <style:style style:name="P88" style:family="paragraph" style:parent-style-name="Standard">
      <style:paragraph-properties fo:text-align="start" style:justify-single-word="false"/>
      <style:text-properties officeooo:paragraph-rsid="0052a0c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168f"/>
    </style:style>
    <style:style style:name="T4" style:family="text">
      <style:text-properties fo:font-size="12pt" fo:font-weight="bold" officeooo:rsid="00210c63" style:font-size-asian="10.5pt" style:font-weight-asian="bold" style:font-size-complex="12pt"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210c63" style:font-size-asian="10.5pt" style:font-weight-asian="normal" style:font-size-complex="12pt" style:font-weight-complex="normal"/>
    </style:style>
    <style:style style:name="T7" style:family="text">
      <style:text-properties fo:font-size="12pt" fo:font-weight="normal" officeooo:rsid="003181d2" style:font-size-asian="10.5pt" style:font-weight-asian="normal" style:font-size-complex="12pt" style:font-weight-complex="normal"/>
    </style:style>
    <style:style style:name="T8" style:family="text">
      <style:text-properties fo:font-size="12pt" fo:font-weight="normal" officeooo:rsid="00332a22" style:font-size-asian="10.5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officeooo:rsid="0025c451" style:font-size-asian="10.5pt" style:font-size-complex="12pt"/>
    </style:style>
    <style:style style:name="T11" style:family="text">
      <style:text-properties fo:font-size="12pt" officeooo:rsid="00289552" style:font-size-asian="10.5pt" style:font-size-complex="12pt"/>
    </style:style>
    <style:style style:name="T12" style:family="text">
      <style:text-properties fo:font-size="12pt" officeooo:rsid="00332a22" style:font-size-asian="10.5pt" style:font-size-complex="12pt"/>
    </style:style>
    <style:style style:name="T13" style:family="text">
      <style:text-properties fo:font-size="12pt" officeooo:rsid="003600f1" style:font-size-asian="10.5pt" style:font-size-complex="12pt"/>
    </style:style>
    <style:style style:name="T14" style:family="text">
      <style:text-properties fo:font-size="12pt" fo:font-style="normal" fo:font-weight="normal" officeooo:rsid="004fa036"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518282"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534ba7"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517fec"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517fec" style:font-size-asian="10.5pt" style:font-style-asian="normal" style:font-weight-asian="normal" style:font-size-complex="12pt" style:font-style-complex="normal" style:font-weight-complex="normal"/>
    </style:style>
    <style:style style:name="T19" style:family="text">
      <style:text-properties officeooo:rsid="002e761b"/>
    </style:style>
    <style:style style:name="T20" style:family="text">
      <style:text-properties officeooo:rsid="002ec50d"/>
    </style:style>
    <style:style style:name="T21" style:family="text">
      <style:text-properties officeooo:rsid="0037ff49"/>
    </style:style>
    <style:style style:name="T22" style:family="text">
      <style:text-properties officeooo:rsid="003a2d12"/>
    </style:style>
    <style:style style:name="T23" style:family="text">
      <style:text-properties officeooo:rsid="003af202"/>
    </style:style>
    <style:style style:name="T24" style:family="text">
      <style:text-properties officeooo:rsid="003cbaf7"/>
    </style:style>
    <style:style style:name="T25" style:family="text">
      <style:text-properties fo:font-style="italic" officeooo:rsid="002e761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4540ea" style:font-style-asian="normal" style:font-style-complex="normal"/>
    </style:style>
    <style:style style:name="T28" style:family="text">
      <style:text-properties fo:font-style="normal" officeooo:rsid="00465f51" style:font-style-asian="normal" style:font-style-complex="normal"/>
    </style:style>
    <style:style style:name="T29" style:family="text">
      <style:text-properties fo:font-style="normal" officeooo:rsid="004e33a4" style:font-style-asian="normal" style:font-style-complex="normal"/>
    </style:style>
    <style:style style:name="T30" style:family="text">
      <style:text-properties fo:font-style="normal" officeooo:rsid="00518282" style:font-style-asian="normal" style:font-style-complex="normal"/>
    </style:style>
    <style:style style:name="T31" style:family="text">
      <style:text-properties fo:font-style="normal" officeooo:rsid="004fa036" style:font-style-asian="normal" style:font-style-complex="normal"/>
    </style:style>
    <style:style style:name="T32" style:family="text">
      <style:text-properties fo:font-style="normal" officeooo:rsid="00517fec" style:font-style-asian="normal" style:font-style-complex="normal"/>
    </style:style>
    <style:style style:name="T33" style:family="text">
      <style:text-properties fo:font-style="normal" style:text-underline-style="none" officeooo:rsid="00517fec" style:font-style-asian="normal" style:font-style-complex="normal"/>
    </style:style>
    <style:style style:name="T34" style:family="text">
      <style:text-properties officeooo:rsid="00517fec"/>
    </style:style>
    <style:style style:name="T35" style:family="text">
      <style:text-properties style:text-underline-style="none" officeooo:rsid="00517fec"/>
    </style:style>
    <style:style style:name="T36" style:family="text">
      <style:text-properties officeooo:rsid="00534b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noter</text:p>
      <text:p text:style-name="P1">H2</text:p>
      <text:p text:style-name="P1"/>
      <text:p text:style-name="P2">Installering af SQL server</text:p>
      <text:p text:style-name="P14">Kører kun på Windows OS.</text:p>
      <text:p text:style-name="P14"/>
      <text:p text:style-name="P16">Planning -&gt; System Configuration Checker burde køres før installation for at tjekke at Windows are opdateret og klar til installation af SQL Server.</text:p>
      <text:p text:style-name="P16"/>
      <text:p text:style-name="P16">Installation -&gt; New SQL Server stand-alone installation or add features to an existing installation.</text:p>
      <text:p text:style-name="P16">Dette køres for at installere SQL server.</text:p>
      <text:p text:style-name="P16">Feature Selection-&gt; Database Engine Services &amp; Integration Services</text:p>
      <text:p text:style-name="P16"/>
      <text:p text:style-name="P18"><text:a xlink:type="simple" xlink:href="../../../../../../C:/" text:style-name="Internet_20_link" text:visited-style-name="Visited_20_Internet_20_Link">C:\</text:a> burde ikke bruges til installation, da virtuel hukommelse hindrer performance. </text:p>
      <text:p text:style-name="P18">I denne situation har vi ikke flere harddiske, og bruger den alligevel.</text:p>
      <text:p text:style-name="P18"/>
      <text:p text:style-name="P18">Instans navn: DB22</text:p>
      <text:p text:style-name="P18"/>
      <text:p text:style-name="P18">Database Engine Configuration -&gt; Authentication Mode skal være “Mixed Mode” for at kunne autorisere både med SQL auth og Windows Auth. Dette burde ikke bruges på et lukket intranet, af sikkerhedsmæssige årsager.</text:p>
      <text:p text:style-name="P18"/>
      <text:p text:style-name="P5"><text:span text:style-name="T3">SQL Auth </text:span>Password<text:span text:style-name="T2">: Passw0rd</text:span></text:p>
      <text:p text:style-name="P18"/>
      <text:p text:style-name="P18">Specify SQL Server administrators: Add Current User. Burde ikke bruges i virkeligheden.</text:p>
      <text:p text:style-name="P14"/>
      <text:p text:style-name="P3">SQL virke</text:p>
      <text:p text:style-name="P14">SQL server instans administration kræver en AD konto (Active Directory) på en DC (Domain Controller), eller en SQL Auth konto der er administreret af klienten. Derved oprettes en konto med SA (System Administration) rettigheder.</text:p>
      <text:p text:style-name="P14"/>
      <text:p text:style-name="P15">SQLSRV porte. Standard: 1433, 1443. Burde <text:span text:style-name="T1">ikke </text:span>bruges, da udefrakommende generelt ved at disse porte bruges til SQL servere.</text:p>
      <text:p text:style-name="P15"/>
      <text:p text:style-name="P4">Memory Management Unit (MMU)</text:p>
      <text:p text:style-name="P17">Sidespring. Bruges til at virtualisere hukommelsesbrug. Bruger <text:a xlink:type="simple" xlink:href="../../../../../../C:/" text:style-name="Internet_20_link" text:visited-style-name="Visited_20_Internet_20_Link">C:\</text:a> drevet som virtuel RAM.</text:p>
      <text:p text:style-name="P17"/>
      <text:p text:style-name="P6">Database</text:p>
      <text:p text:style-name="P19">Indeholder tabeller, stored procedures, brugere og profiler mm.</text:p>
      <text:p text:style-name="P19">Mindst to filer er relateret til denne. En datafil og en logfil.</text:p>
      <text:p text:style-name="P20">Jobliste -&gt; Tjenester -&gt; SQL Server (DB22) -&gt; Genoprettelse -&gt; Første mislykkede forsøg: Genstart tjeneste</text:p>
      <text:p text:style-name="P21">Opstart af MSSMS (Microsoft SQL Server Management Studio) -&gt; Server name: Browse for more: SKAB2-PC-01\DB22</text:p>
      <text:p text:style-name="P22">Login med SQL Server authentication<text:line-break/>Bruger: sa<text:line-break/>Pass: Passw0rd</text:p>
      <text:p text:style-name="P22"/>
      <text:p text:style-name="P23">Ny database: Højreklik på “Databases” -&gt; New Database -&gt; Vælg databasenavn, sti, filnavn etc.</text:p>
      <text:p text:style-name="P24">Oprettelse af flere datafiler deler arbejdsopgaven ligedelt. 2 diske gemmer 50% hver, 3 diske gemmer 33.3% hver, 4 diske 25% etc.</text:p>
      <text:p text:style-name="P62"><text:soft-page-break/><text:span text:style-name="T4">Tabeller</text:span><text:span text:style-name="T6"><text:line-break/>GUI: Højreklik Tables -&gt; New Table -&gt; Navngiv columns (De forskellige datapunkter relevante til den tabel der er lavet)</text:span></text:p>
      <text:p text:style-name="P64"><text:span text:style-name="T6">I</text:span><text:span text:style-name="T5">ndsæt data: Højreklik den nye tabel, “Edit Top 200 rows”. </text:span></text:p>
      <text:p text:style-name="P25"/>
      <text:p text:style-name="P25">Oprette Database oprettelses scripts: Højreklik database -&gt; Script Database as -&gt; Create to: New Query Editor Window.</text:p>
      <text:p text:style-name="P25"/>
      <text:p text:style-name="P25">Oprette Tabel oprettelses scripts: Højreklik Tagbel -&gt; Script tabel as -&gt; Create to: New...</text:p>
      <text:p text:style-name="P25"/>
      <text:p text:style-name="P25">Oprette fuld DB oprettelses scripts: Højreklik DB -&gt; Tasks -&gt; Generate Scripts... -&gt; Script entire database and all database objects -&gt; Advanced -&gt; Types of Data to script: Schema and data</text:p>
      <text:p text:style-name="P25"/>
      <text:p text:style-name="P26">For at sørge for at scriptet kan køre, hvis databasen allerede kører, tilføjer vi mere til scriptet</text:p>
      <text:p text:style-name="P26"/>
      <text:p text:style-name="P7">if exists(select * from sys.databases where name =’skoleDB’)</text:p>
      <text:p text:style-name="P7">begin </text:p>
      <text:p text:style-name="P7"><text:tab/>alter database [skoleDB] set single_user with rollback immediate</text:p>
      <text:p text:style-name="P59"><text:span text:style-name="T9"><text:tab/></text:span><text:span text:style-name="T10">[drop database skoleDB]</text:span></text:p>
      <text:p text:style-name="P8">end</text:p>
      <text:p text:style-name="P8"/>
      <text:p text:style-name="P8">else</text:p>
      <text:p text:style-name="P8">begin</text:p>
      <text:p text:style-name="P8"><text:tab/>print ‘Database findes ikke, intet fjernes’</text:p>
      <text:p text:style-name="P8">end</text:p>
      <text:p text:style-name="P8">go</text:p>
      <text:p text:style-name="P8"/>
      <text:p text:style-name="P27">Recovery mode indstilling - </text:p>
      <text:p text:style-name="P27">Full: Logger hver eneste handling der sker på databasen.</text:p>
      <text:p text:style-name="P27">Bulk logged: Logger hver handling, men samler større transaktioner til én log.</text:p>
      <text:p text:style-name="P27">Simple: Logger bruger, tid og log ID. Brugt til test.</text:p>
      <text:p text:style-name="P27"/>
      <text:p text:style-name="P60"><text:span text:style-name="T9">DB oprettelse timeline</text:span><text:span text:style-name="T5"><text:line-break/>1. Database script opretter databasen</text:span></text:p>
      <text:p text:style-name="P28">2. Indsæt data i tabeller</text:p>
      <text:p text:style-name="P33">3. Recovery mode: Full</text:p>
      <text:p text:style-name="P28"><text:span text:style-name="T20">4</text:span>. Full backup</text:p>
      <text:p text:style-name="P33">5. Differential backup (Interval aftalt med klient)</text:p>
      <text:p text:style-name="P28"/>
      <text:p text:style-name="P9">DB backup</text:p>
      <text:p text:style-name="P65"><text:span text:style-name="T9">Højreklik DB -&gt; Tasks -&gt; Back up... -</text:span><text:span text:style-name="T11">&gt; Vælg database &amp; backup type -&gt; Vælg backup fil placering</text:span></text:p>
      <text:p text:style-name="P29"/>
      <text:p text:style-name="P30">Backup typer</text:p>
      <text:p text:style-name="P30">Full: Backup af hele database – <text:span text:style-name="T21">Laves til start og med relevante interval (Tager lang tid)</text:span></text:p>
      <text:p text:style-name="P30">Differential: Backup af data der er ændret siden sidste backup – <text:span text:style-name="T21">Laves ofte, tager altid backup fra sidste fulde backup. Lineær øget backuplængde. Fuld backup når differentiel kommer til at tage for lang tid.</text:span></text:p>
      <text:p text:style-name="P30">Transaction Log: Backup af transaktions loggen. Kun en backup af de logs der er lavet per ændring.</text:p>
      <text:p text:style-name="P36">Filegroup: <text:span text:style-name="T24">Backup af kun specifikke filgrupper. Kan bruges hvis du har filgrupper der ikke ændres/er read-only.</text:span></text:p>
      <text:p text:style-name="P36"/>
      <text:p text:style-name="P36"/>
      <text:p text:style-name="P38"><text:soft-page-break/>Backup via kode:</text:p>
      <text:p text:style-name="P38"/>
      <text:p text:style-name="P39">Full:</text:p>
      <text:p text:style-name="P38">backup database ‘Dbnavn’</text:p>
      <text:p text:style-name="P38">to disk = ‘Placering\backupnavn.bak’</text:p>
      <text:p text:style-name="P38">with compression, init, format, checksum, stop_on_error</text:p>
      <text:p text:style-name="P38"/>
      <text:p text:style-name="P39">Log:</text:p>
      <text:p text:style-name="P39">backup log ‘Dbnavn’</text:p>
      <text:p text:style-name="P39">to disk = ‘Placering\backupnavn.trn’</text:p>
      <text:p text:style-name="P39">with compression, init, format, checksum, stop_on_error</text:p>
      <text:p text:style-name="P39"/>
      <text:p text:style-name="P40">Differentiel</text:p>
      <text:p text:style-name="P46">Tilføj “differential” efter ‘with’ i sidste linje</text:p>
      <text:p text:style-name="P30"/>
      <text:p text:style-name="P10">DB restore</text:p>
      <text:p text:style-name="P31">Højreklik DB -&gt; Tasks -&gt; Restore -&gt; Database... -&gt; Timeline -&gt; Vælg recovery punkt</text:p>
      <text:p text:style-name="P37">Først vælges sidste fulde backup, </text:p>
      <text:p text:style-name="P37">derefter sidste differentielle backup, </text:p>
      <text:p text:style-name="P37"><text:span text:style-name="T22">derefter backup på basis af logfil </text:span><text:span text:style-name="T23">(Taillog backup)</text:span><text:span text:style-name="T22">.</text:span></text:p>
      <text:p text:style-name="P37"/>
      <text:p text:style-name="P45">Restore via kode:</text:p>
      <text:p text:style-name="P45">Sæt query til at bruge “master”</text:p>
      <text:p text:style-name="P37"/>
      <text:p text:style-name="P41">Full restore/dif/log:</text:p>
      <text:p text:style-name="P41">restore database ‘dbnavn’</text:p>
      <text:p text:style-name="P41"><text:tab/>from disk = ‘C:\filplacering\filnavn.bak’</text:p>
      <text:p text:style-name="P41"><text:tab/>with standby = ‘C:\filplacering\standbyfilnavn.stn’</text:p>
      <text:p text:style-name="P41"/>
      <text:p text:style-name="P47">Efter alt er restored:</text:p>
      <text:p text:style-name="P53">restore database ‘dbnavn’</text:p>
      <text:p text:style-name="P53">with recovery</text:p>
      <text:p text:style-name="P31"/>
      <text:p text:style-name="P11">Attach database</text:p>
      <text:p text:style-name="P32">Højreklik “Databases” -&gt; Attach... -&gt; Tilføj fil(er) -&gt; Hvis det ikke virker skal filer/mapper<text:span text:style-name="T1"> </text:span><text:span text:style-name="T25">muligvis</text:span><text:span text:style-name="T1"> </text:span>give bruger<text:span text:style-name="T19">(</text:span>e<text:span text:style-name="T19">)</text:span> tilladelser</text:p>
      <text:p text:style-name="P32">For at finde brugeren -&gt; Jobliste -&gt; Åbn Tjenester -&gt; SQL Server (Højreklik) -&gt; Egenskaber -&gt; Log på -&gt; Kopier bruger -&gt; Tilføj fuld kontrol til brugeren på filer/mapper</text:p>
      <text:p text:style-name="P32"/>
      <text:p text:style-name="P12">Filgrupper</text:p>
      <text:p text:style-name="P34">Tabeller kan tildeles forskellige filgrupper. Disse filgrupper kan linkes til forskellige placeringer på et fildrev. Dette gøres for at tillade adgang til forskellige tabeller på samme tid, uden interferens mellem tabeller.</text:p>
      <text:p text:style-name="P34"/>
      <text:p text:style-name="P35">Tilføj ny filgruppe: Højreklik DB -&gt; Filegroups -&gt; Add Filegroup</text:p>
      <text:p text:style-name="P35"/>
      <text:p text:style-name="P63"><text:span text:style-name="T7">Tilføj ny tabel til filgruppe: Tables -&gt; Add new table -&gt; Properties (Wrench) -&gt; </text:span><text:span text:style-name="T8">Regular Data Space Specification (Ekspander) </text:span><text:span text:style-name="T7">-&gt; </text:span><text:span text:style-name="T8">Vælg filgruppe</text:span></text:p>
      <text:p text:style-name="P42"/>
      <text:p text:style-name="P61"><text:span text:style-name="T12">D</text:span><text:span text:style-name="T9">B report</text:span></text:p>
      <text:p text:style-name="P66"><text:span text:style-name="T9">Højreklik DB -&gt; Reports -&gt; </text:span><text:span text:style-name="T13">Standard Reports -&gt; Choose report</text:span></text:p>
      <text:p text:style-name="P43"/>
      <text:p text:style-name="P13"><text:soft-page-break/>Constraints</text:p>
      <text:p text:style-name="P44">alter table ‘tabelnavn’</text:p>
      <text:p text:style-name="P44">Add constraint ‘navn’</text:p>
      <text:p text:style-name="P48">constraint</text:p>
      <text:p text:style-name="P48"/>
      <text:p text:style-name="P57">Partitionsfunktion</text:p>
      <text:p text:style-name="P57"/>
      <text:p text:style-name="P54">use ‘DB’</text:p>
      <text:p text:style-name="P54">create partition function</text:p>
      <text:p text:style-name="P54">‘partitionfunctionname’(datatype)</text:p>
      <text:p text:style-name="P54">as range (left/right. Right indeholder værdien sat)</text:p>
      <text:p text:style-name="P54">for values (værdi, værdi, værdi)</text:p>
      <text:p text:style-name="P54"/>
      <text:p text:style-name="P54">opret skema</text:p>
      <text:p text:style-name="P54"/>
      <text:p text:style-name="P54">create partition scheme</text:p>
      <text:p text:style-name="P54">‘Skemanavn’</text:p>
      <text:p text:style-name="P54">as partition ‘partitionfunctionname’</text:p>
      <text:p text:style-name="P54">to (filegroup, filegroup, filegroup)</text:p>
      <text:p text:style-name="P54"/>
      <text:p text:style-name="P54">tilføj skema til tabel</text:p>
      <text:p text:style-name="P54">create table ‘tabelnavn’(</text:p>
      <text:p text:style-name="P54">ID int,</text:p>
      <text:p text:style-name="P54">Firstname varchar(20),</text:p>
      <text:p text:style-name="P54">Lastname varchar(20)</text:p>
      <text:p text:style-name="P54">)</text:p>
      <text:p text:style-name="P54">on ‘Skemanavn’(datatype) <text:s/></text:p>
      <text:p text:style-name="P54"/>
      <text:p text:style-name="P58">Ved korrupt tabel/Maintenance</text:p>
      <text:p text:style-name="P55">#1 Tjek integritet/consistency</text:p>
      <text:p text:style-name="P55">#2 Compact tabel</text:p>
      <text:p text:style-name="P55">#3 Backup</text:p>
      <text:p text:style-name="P55"/>
      <text:p text:style-name="P56">For at kunne køre maintenance skal SQL Server Agent være startet.</text:p>
      <text:p text:style-name="P56">Højreklik -&gt; Start</text:p>
      <text:p text:style-name="P56"/>
      <text:p text:style-name="P56">Maintenance plan:</text:p>
      <text:p text:style-name="P56"/>
      <text:p text:style-name="P49">Wizard:</text:p>
      <text:p text:style-name="P56">Management -&gt; Maintenance Plan -&gt; Wizard -&gt; Følg guide</text:p>
      <text:p text:style-name="P56"/>
      <text:p text:style-name="P56">Hovedpunkter:</text:p>
      <text:p text:style-name="P56"><text:line-break/>Check Database Integrity (Checker integriteten af databasen)<text:line-break/>Back Up Database (Full) (Laver en fuld backup)</text:p>
      <text:p text:style-name="P56">Shrink Database</text:p>
      <text:p text:style-name="P56"/>
      <text:p text:style-name="P56">I denne rækkefølge.</text:p>
      <text:p text:style-name="P56"/>
      <text:p text:style-name="P49"><text:span text:style-name="T26">Vælg databaser </text:span><text:span text:style-name="T27">(Ignore if offline)</text:span></text:p>
      <text:p text:style-name="P68"/>
      <text:p text:style-name="P68"/>
      <text:p text:style-name="P50"><text:soft-page-break/>Full Backup</text:p>
      <text:p text:style-name="P69">Vælg database, destination og options.</text:p>
      <text:p text:style-name="P69"/>
      <text:p text:style-name="P50">Shrink</text:p>
      <text:p text:style-name="P69">Vælg database</text:p>
      <text:p text:style-name="P69"/>
      <text:p text:style-name="P50">Få script</text:p>
      <text:p text:style-name="P50"><text:span text:style-name="T26">SQL Server Agent -&gt; Jobs -&gt; Højreklik maintenance plan -&gt; Script Job as... -</text:span><text:span text:style-name="T28">&gt; DROP and CREATE To... -&gt; Query</text:span></text:p>
      <text:p text:style-name="P70"/>
      <text:p text:style-name="P52"><text:span text:style-name="T28">K</text:span><text:span text:style-name="T26">orrupter din database</text:span></text:p>
      <text:p text:style-name="P71">Download frhed (Free Hexadecimal Editor), detach database, kopier DB data some failsafe, åben mdf i frhed og ændre en hex, håb at du kan attach db igen.</text:p>
      <text:p text:style-name="P72"/>
      <text:p text:style-name="P74">Check database integritet</text:p>
      <text:p text:style-name="P71">Husk at sætte single_user</text:p>
      <text:p text:style-name="P73">dbcc checkdb (‘dbname’, REPAIR_ALLOW_DATA_LOSS(Hvis du ikke har backup)) with no_infomsgs, all_errormsgs</text:p>
      <text:p text:style-name="P73"/>
      <text:p text:style-name="P75">Indeksering</text:p>
      <text:p text:style-name="P51"><text:span text:style-name="T26">CREATE INDEX </text:span>indeks_navn</text:p>
      <text:p text:style-name="P51"><text:span text:style-name="T26">on </text:span>tabel_navn<text:span text:style-name="T26">(</text:span>kolonne1, kolonne2, <text:span text:style-name="T26">...)</text:span></text:p>
      <text:p text:style-name="P51"><text:span text:style-name="T26"/></text:p>
      <text:p text:style-name="P85"><text:span text:style-name="T26">SQL TCP/IP port konfigurering</text:span></text:p>
      <text:p text:style-name="P77"><text:span text:style-name="T26">SQLServerManager15.msc -&gt; SQL Server Network Configuration -&gt; Protocols for ‘Servername’ -&gt; TCP/IP</text:span></text:p>
      <text:p text:style-name="P77"><text:span text:style-name="T26"/></text:p>
      <text:p text:style-name="P78"><text:span text:style-name="T26">Find IP adresse -&gt; cmd -&gt; ipconfig -&gt; ipv4 -&gt; Sæt port, og enable</text:span></text:p>
      <text:p text:style-name="P78"><text:span text:style-name="T26"/></text:p>
      <text:p text:style-name="P79"><text:span text:style-name="T26">For at forbinde skal man skrive IP efterful</text:span><text:span text:style-name="T29">g</text:span><text:span text:style-name="T26">t af komma+TCP port</text:span></text:p>
      <text:p text:style-name="P79"><text:span text:style-name="T26">f.eks 192.168.193.108,3000</text:span></text:p>
      <text:p text:style-name="P79"><text:span text:style-name="T26"/></text:p>
      <text:p text:style-name="P86"><text:span text:style-name="T26">BCP (Bulk </text:span><text:span text:style-name="T30">Copy Program</text:span><text:span text:style-name="T26">)</text:span></text:p>
      <text:p text:style-name="P80"><text:span text:style-name="T26">Export &amp; Import af tabel kan gøres via cmd ved at bruge BCP</text:span></text:p>
      <text:p text:style-name="P82"><text:span text:style-name="T26"/></text:p>
      <text:p text:style-name="P87"><text:span text:style-name="T15">Export e</text:span><text:span text:style-name="T14">ksempel: </text:span><text:bookmark-start text:name="__DdeLink__538_1149492696"/><text:span text:style-name="T14">C:\&gt;bcp AdventureWorks.HumanResources.Department</text:span></text:p>
      <text:p text:style-name="P80"><text:span text:style-name="T26">out </text:span>filsti <text:span text:style-name="T26">-c -S </text:span>servernavn/IP<text:span text:style-name="T26"> -U </text:span><text:span text:style-name="T34">brugernavn </text:span><text:span text:style-name="T26">-P </text:span><text:span text:style-name="T35">kodeord </text:span><text:span text:style-name="T33">-t , -r \n</text:span><text:bookmark-end text:name="__DdeLink__538_1149492696"/></text:p>
      <text:p text:style-name="P80"><text:span text:style-name="T26"/></text:p>
      <text:p text:style-name="P87"><text:span text:style-name="T14">bcp hjælp: C:\&gt;bcp -?</text:span></text:p>
      <text:p text:style-name="P80"><text:span text:style-name="T26"/></text:p>
      <text:p text:style-name="P80"><text:span text:style-name="T26">-c konverterer SQL nvarchar til lokal karakter type 8bit </text:span></text:p>
      <text:p text:style-name="P80"><text:span text:style-name="T26">-S til at definere servernavn/IP</text:span></text:p>
      <text:p text:style-name="P80"><text:span text:style-name="T26">-U username</text:span></text:p>
      <text:p text:style-name="P80"><text:span text:style-name="T26">-P password</text:span></text:p>
      <text:p text:style-name="P81"><text:span text:style-name="T26">-t field terminator (Definerer hvordan et felt sepereres fra andre stykker data)</text:span></text:p>
      <text:p text:style-name="P81"><text:span text:style-name="T26">-r row terminator (Definerer hvordan en kolonne sepereres fra andre kolonner)</text:span></text:p>
      <text:p text:style-name="P81"><text:span text:style-name="T26">-</text:span><text:span text:style-name="T30">T trusted connection (Kan bruges i vejen for -U og -P hvis man bruger windows cert)</text:span></text:p>
      <text:p text:style-name="P81"><text:span text:style-name="T26"/></text:p>
      <text:p text:style-name="P84"><text:span text:style-name="T26">Import eksempel: </text:span><text:span text:style-name="T31">C:\&gt;bcp AdventureWorks.HumanResources.Department</text:span></text:p>
      <text:p text:style-name="P88"><text:span text:style-name="T16">in</text:span><text:span text:style-name="T14"> filsti -c -S servernavn/IP -U </text:span><text:span text:style-name="T17">brugernavn </text:span><text:span text:style-name="T14">-P </text:span><text:span text:style-name="T18">kodeord -t , -r \n</text:span></text:p>
      <text:p text:style-name="P83"><text:span text:style-name="T2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08:12:02.773600123</meta:creation-date>
    <dc:date>2022-01-19T14:10:08.031226588</dc:date>
    <meta:editing-duration>PT5H27M26S</meta:editing-duration>
    <meta:editing-cycles>35</meta:editing-cycles>
    <meta:generator>LibreOffice/6.4.7.2$Linux_X86_64 LibreOffice_project/40$Build-2</meta:generator>
    <meta:document-statistic meta:table-count="0" meta:image-count="0" meta:object-count="0" meta:page-count="5" meta:paragraph-count="162" meta:word-count="1199" meta:character-count="8020" meta:non-whitespace-character-count="6966"/>
  </office:meta>
</office:document-meta>
</file>